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99" draw:textarea-vertical-align="middle"/>
    </style:style>
    <style:style style:name="gr3" style:family="graphic" style:parent-style-name="standard">
      <style:graphic-properties draw:fill="solid" draw:fill-color="#ff99ff" draw:textarea-vertical-align="middle"/>
    </style:style>
    <style:style style:name="gr4" style:family="graphic" style:parent-style-name="standard">
      <style:graphic-properties draw:fill="solid" draw:fill-color="#99ff66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ffff99" draw:textarea-vertical-align="middle"/>
    </style:style>
    <style:style style:name="gr6" style:family="graphic" style:parent-style-name="standard">
      <style:graphic-properties draw:fill="solid" draw:fill-color="#99ffff" draw:textarea-vertical-align="middle"/>
    </style:style>
    <style:style style:name="gr7" style:family="graphic" style:parent-style-name="objectwithoutfill">
      <style:graphic-properties draw:marker-start="Arrow" draw:marker-end="Arrow" draw:marker-end-width="0.3cm" draw:fill="none" draw:fill-color="#ffff99" draw:textarea-vertical-align="middle"/>
    </style:style>
    <style:style style:name="gr8" style:family="graphic" style:parent-style-name="standard">
      <style:graphic-properties draw:stroke="none" svg:stroke-color="#000000" draw:marker-start="Arrow" draw:marker-end="Arrow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marker-start="Arrow" draw:marker-end="Arrow" draw:fill="none" draw:fill-color="#ffffff" draw:auto-grow-height="true" draw:auto-grow-width="false" fo:max-height="0cm" fo:min-height="0.966cm"/>
    </style:style>
    <style:style style:name="gr10" style:family="graphic" style:parent-style-name="objectwithoutfill">
      <style:graphic-properties draw:marker-start="" draw:marker-end="Arrow" draw:marker-end-width="0.3cm" draw:fill="none" draw:fill-color="#ffff99" draw:textarea-vertical-align="middle"/>
    </style:style>
    <style:style style:name="gr11" style:family="graphic" style:parent-style-name="standard">
      <style:graphic-properties draw:stroke="none" svg:stroke-color="#000000" draw:marker-start="Arrow" draw:marker-end="Arrow" draw:fill="none" draw:fill-color="#ffffff" draw:auto-grow-height="true" draw:auto-grow-width="false" fo:max-height="0cm" fo:min-height="0.941cm"/>
    </style:style>
    <style:style style:name="gr12" style:family="graphic" style:parent-style-name="standard">
      <style:graphic-properties draw:marker-start="Arrow" draw:marker-end="Arrow" draw:fill="solid" draw:fill-color="#9999ff" draw:textarea-vertical-align="middle"/>
    </style:style>
    <style:style style:name="gr13" style:family="graphic" style:parent-style-name="standard">
      <style:graphic-properties draw:stroke="none" svg:stroke-color="#000000" draw:marker-start="Arrow" draw:marker-end="Arrow" draw:fill="none" draw:fill-color="#ffffff" draw:auto-grow-height="true" draw:auto-grow-width="false" fo:max-height="0cm" fo:min-height="0.542cm"/>
    </style:style>
    <style:style style:name="pr1" style:family="presentation" style:parent-style-name="Default-subtitle">
      <style:graphic-properties draw:fill-color="#ffffff" draw:auto-grow-height="true" fo:min-height="16.74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text-properties fo:font-size="12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32pt"/>
    </style:style>
    <style:style style:name="T3" style:family="text">
      <style:text-properties fo:font-size="14pt"/>
    </style:style>
    <style:style style:name="T4" style:family="text">
      <style:text-properties fo:font-size="12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6.741cm" svg:x="1.4cm" svg:y="2.032cm" presentation:class="subtitle" presentation:user-transformed="true">
          <draw:text-box>
            <text:p><text:span text:style-name="T1">DTools</text:span></text:p>
            <text:p><text:span text:style-name="T2"/></text:p>
            <text:p><text:span text:style-name="T2">Tools for developers and test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Network overview</text:p>
              </text:list-item>
              <text:list-item>
                <text:p>SSH Client</text:p>
              </text:list-item>
              <text:list-item>
                <text:p>FTP Client</text:p>
              </text:list-item>
              <text:list-item>
                <text:p>SNMP Agent Simulator</text:p>
              </text:list-item>
              <text:list-item>
                <text:p>SNMP Trap Receiver</text:p>
              </text:list-item>
              <text:list-item>
                <text:p>SNMP Client</text:p>
              </text:list-item>
              <text:list-item>
                <text:p>Customizable trap proces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rect draw:style-name="gr2" draw:text-style-name="P2" draw:layer="layout" svg:width="17.272cm" svg:height="4.826cm" svg:x="4.939cm" svg:y="9.652cm">
          <text:p text:style-name="P2">SNMP Manager</text:p>
          <text:p text:style-name="P2"/>
        </draw:rect>
        <draw:rect draw:style-name="gr3" draw:text-style-name="P2" draw:layer="layout" svg:width="6.858cm" svg:height="2.794cm" svg:x="5.955cm" svg:y="17.018cm">
          <text:p text:style-name="P2">SNMP Agent</text:p>
          <text:p text:style-name="P2">Simulator 1</text:p>
        </draw:rect>
        <draw:rect draw:style-name="gr4" draw:text-style-name="P3" draw:layer="layout" svg:width="4.318cm" svg:height="1.778cm" svg:x="5.955cm" svg:y="12.7cm">
          <text:p text:style-name="P2"><text:span text:style-name="T3">Trap receiver 1</text:span></text:p>
        </draw:rect>
        <draw:rect draw:style-name="gr4" draw:text-style-name="P3" draw:layer="layout" svg:width="4.318cm" svg:height="1.778cm" svg:x="16.623cm" svg:y="12.7cm">
          <text:p text:style-name="P2"><text:span text:style-name="T3">Trap receiver 2</text:span></text:p>
        </draw:rect>
        <draw:rect draw:style-name="gr3" draw:text-style-name="P2" draw:layer="layout" svg:width="6.858cm" svg:height="2.794cm" svg:x="14.083cm" svg:y="17.018cm">
          <text:p text:style-name="P2">SNMP Agent</text:p>
          <text:p text:style-name="P2">Simulator 2</text:p>
        </draw:rect>
        <draw:line draw:style-name="gr5" draw:text-style-name="P2" draw:layer="layout" svg:x1="8.749cm" svg:y1="17.018cm" svg:x2="7.987cm" svg:y2="14.478cm">
          <text:p/>
        </draw:line>
        <draw:line draw:style-name="gr5" draw:text-style-name="P2" draw:layer="layout" svg:x1="17.639cm" svg:y1="17.018cm" svg:x2="18.655cm" svg:y2="14.478cm">
          <text:p/>
        </draw:line>
        <draw:rect draw:style-name="gr6" draw:text-style-name="P3" draw:layer="layout" svg:width="4.318cm" svg:height="1.016cm" svg:x="11.289cm" svg:y="13.462cm">
          <text:p text:style-name="P2"><text:span text:style-name="T3">SNMP Client</text:span></text:p>
        </draw:rect>
        <draw:line draw:style-name="gr7" draw:text-style-name="P2" draw:layer="layout" svg:x1="11.035cm" svg:y1="17.018cm" svg:x2="12.305cm" svg:y2="14.478cm">
          <text:p/>
        </draw:line>
        <draw:line draw:style-name="gr7" draw:text-style-name="P2" draw:layer="layout" svg:x1="15.353cm" svg:y1="17.018cm" svg:x2="14.337cm" svg:y2="14.478cm">
          <text:p/>
        </draw:line>
        <draw:frame draw:style-name="gr8" draw:text-style-name="P4" draw:layer="layout" svg:width="1.778cm" svg:height="0.962cm" svg:x="6.463cm" svg:y="15.24cm">
          <draw:text-box>
            <text:p><text:span text:style-name="T4">traps</text:span></text:p>
          </draw:text-box>
        </draw:frame>
        <draw:frame draw:style-name="gr8" draw:text-style-name="P4" draw:layer="layout" svg:width="2.286cm" svg:height="0.962cm" svg:x="18.401cm" svg:y="15.24cm">
          <draw:text-box>
            <text:p><text:span text:style-name="T5">tra</text:span><text:span text:style-name="T4">ps</text:span></text:p>
          </draw:text-box>
        </draw:frame>
        <draw:frame draw:style-name="gr9" draw:text-style-name="P4" draw:layer="layout" svg:width="2.54cm" svg:height="1.216cm" svg:x="12.305cm" svg:y="15.24cm">
          <draw:text-box>
            <text:p><text:span text:style-name="T4">GET/SET</text:span></text:p>
            <text:p><text:span text:style-name="T4">requests</text:span></text:p>
          </draw:text-box>
        </draw:frame>
        <draw:line draw:style-name="gr10" draw:text-style-name="P2" draw:layer="layout" svg:x1="4.939cm" svg:y1="11.938cm" svg:x2="3.161cm" svg:y2="11.938cm">
          <text:p/>
        </draw:line>
        <draw:line draw:style-name="gr10" draw:text-style-name="P2" draw:layer="layout" svg:x1="22.211cm" svg:y1="11.938cm" svg:x2="23.989cm" svg:y2="11.938cm">
          <text:p/>
        </draw:line>
        <draw:frame draw:style-name="gr11" draw:text-style-name="P4" draw:layer="layout" svg:width="3.302cm" svg:height="1.191cm" svg:x="1.383cm" svg:y="13.287cm">
          <draw:text-box>
            <text:p><text:span text:style-name="T4">Export traps</text:span></text:p>
          </draw:text-box>
        </draw:frame>
        <draw:frame draw:style-name="gr11" draw:text-style-name="P4" draw:layer="layout" svg:width="3.302cm" svg:height="1.191cm" svg:x="22.973cm" svg:y="13.033cm">
          <draw:text-box>
            <text:p><text:span text:style-name="T4">Process traps in javascript</text:span></text:p>
          </draw:text-box>
        </draw:frame>
        <draw:rect draw:style-name="gr12" draw:text-style-name="P2" draw:layer="layout" svg:width="10.922cm" svg:height="2.286cm" svg:x="8.128cm" svg:y="5.588cm">
          <text:p text:style-name="P2">Graphical User Interface</text:p>
        </draw:rect>
        <draw:line draw:style-name="gr7" draw:text-style-name="P2" draw:layer="layout" svg:x1="13.575cm" svg:y1="9.652cm" svg:x2="13.575cm" svg:y2="7.874cm">
          <text:p/>
        </draw:line>
        <draw:frame draw:style-name="gr13" draw:text-style-name="P4" draw:layer="layout" svg:width="2.286cm" svg:height="0.792cm" svg:x="13.67cm" svg:y="8.352cm">
          <draw:text-box>
            <text:p><text:span text:style-name="T4">http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SNMP Simulator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jaž Cerkvenik</meta:initial-creator>
    <meta:creation-date>2015-10-14T00:36:24</meta:creation-date>
    <meta:editing-duration>PT55M50S</meta:editing-duration>
    <meta:editing-cycles>7</meta:editing-cycles>
    <dc:date>2015-10-16T03:08:40</dc:date>
    <dc:creator>Matjaž Cerkvenik</dc:creator>
    <meta:generator>OpenOffice/4.1.1$Unix OpenOffice.org_project/411m6$Build-9775</meta:generator>
    <meta:document-statistic meta:object-count="51"/>
  </office:meta>
</office:document-meta>
</file>